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arching</text:h>
      <text:p text:style-name="Standard">Visitor as well as user will have right to search.</text:p>
      <text:p text:style-name="Standard">User can reach all search result, however, if he try to see details information of a search item, he needs the right (come from his reputation score). In case he doesn't have enough reputation, an indicating message will be shown.</text:p>
      <text:p text:style-name="Standard"/>
      <text:p text:style-name="P1">Alternatively, SeaMoo will offer an option so that visitor can search the site with google or b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1-26T16:11:34</meta:creation-date>
    <meta:document-statistic meta:table-count="0" meta:image-count="0" meta:object-count="0" meta:page-count="1" meta:paragraph-count="4" meta:word-count="68" meta:character-count="388"/>
    <dc:date>2010-01-26T16:27:47</dc:date>
    <dc:creator>Phuong Nguyen</dc:creator>
    <meta:editing-duration>PT00H01M03S</meta:editing-duration>
    <meta:editing-cycles>1</meta:editing-cycles>
    <meta:generator>OpenOffice.org/3.1$Unix OpenOffice.org_project/310m19$Build-9420</meta:generator>
  </office:meta>
</office:document-meta>
</file>